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500000400E40FA03E.png" manifest:media-type="image/png"/>
  <manifest:file-entry manifest:full-path="Pictures/10000001000003BE000003C26C0612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2" text:anchor-type="char" svg:width="6.6929in" svg:height="6.7209in" draw:z-index="1"><draw:image xlink:href="Pictures/10000001000003BE000003C26C061223.png" xlink:type="simple" xlink:show="embed" xlink:actuate="onLoad" draw:mime-type="image/png"/></draw:frame></text:p>
      <text:p text:style-name="Standard"><draw:frame draw:style-name="fr1" draw:name="Image1" text:anchor-type="char" svg:width="6.6929in" svg:height="10.1236in" draw:z-index="0"><draw:image xlink:href="Pictures/10000001000002A500000400E40FA03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6:33:53.105596191</meta:creation-date>
    <dc:date>2025-02-06T16:36:34.017321215</dc:date>
    <meta:editing-duration>PT2M42S</meta:editing-duration>
    <meta:editing-cycles>1</meta:editing-cycles>
    <meta:generator>LibreOffice/24.2.6.2$Linux_X86_64 LibreOffice_project/42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